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d160" officeooo:paragraph-rsid="001ed160"/>
    </style:style>
    <style:style style:name="P2" style:family="paragraph" style:parent-style-name="Text_20_body">
      <style:text-properties officeooo:rsid="001ed160" officeooo:paragraph-rsid="001ed160"/>
    </style:style>
    <style:style style:name="P3" style:family="paragraph" style:parent-style-name="Text_20_body" style:list-style-name="L1">
      <style:paragraph-properties fo:margin-top="0in" fo:margin-bottom="0.0972in" loext:contextual-spacing="false"/>
    </style:style>
    <style:style style:name="P4" style:family="paragraph" style:parent-style-name="Text_20_body" style:list-style-name="L3">
      <style:paragraph-properties fo:margin-top="0in" fo:margin-bottom="0.0972in" loext:contextual-spacing="false"/>
    </style:style>
    <style:style style:name="P5" style:family="paragraph" style:parent-style-name="Text_20_body" style:list-style-name="L4">
      <style:paragraph-properties fo:margin-top="0in" fo:margin-bottom="0.0972in" loext:contextual-spacing="false"/>
    </style:style>
    <style:style style:name="P6" style:family="paragraph" style:parent-style-name="Text_20_body" style:list-style-name="L2">
      <style:paragraph-properties fo:margin-left="1in" fo:margin-right="0in" fo:margin-top="0in" fo:margin-bottom="0in" loext:contextual-spacing="false" fo:text-indent="0in" style:auto-text-indent="false"/>
    </style:style>
    <style:style style:name="P7" style:family="paragraph" style:parent-style-name="Text_20_body" style:list-style-name="L2">
      <style:paragraph-properties fo:margin-left="1in" fo:margin-right="0in" fo:text-indent="0in" style:auto-text-indent="false"/>
    </style:style>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26 Febrero</text:p>
      <text:p text:style-name="P1"/>
      <text:p text:style-name="P2">Leer los cuadros tres a cinco (pp. 85-95) de <text:span text:style-name="T1">Escuadra hacia la muerte</text:span>. </text:p>
      <text:p text:style-name="Text_20_body"> </text:p>
      <text:p text:style-name="Text_20_body">Preparar los siguientes temas:</text:p>
      <text:p text:style-name="Text_20_body"> </text:p>
      <text:p text:style-name="Text_20_body">Cuadro tercero:</text:p>
      <text:list xml:id="list4001656577562547720" text:style-name="L1">
        <text:list-item>
          <text:p text:style-name="P3">Analizar la carta que escribe Javier: </text:p>
        </text:list-item>
      </text:list>
      <text:list xml:id="list3671853027385106322" text:style-name="L2">
        <text:list-item>
          <text:list>
            <text:list-item>
              <text:p text:style-name="P6">¿A quién le escribe?  ¿Qué información revela en la carta?  </text:p>
            </text:list-item>
            <text:list-item>
              <text:p text:style-name="P6">¿Es importante que revele esta información en una carta?  ¿Qué es la función de la carta? </text:p>
            </text:list-item>
            <text:list-item>
              <text:p text:style-name="P7">¿Cómo lo afectan las interrupciones? </text:p>
            </text:list-item>
          </text:list>
        </text:list-item>
      </text:list>
      <text:p text:style-name="Text_20_body">Cuadro cuarto:</text:p>
      <text:list xml:id="list4424765244630574084" text:style-name="L3">
        <text:list-item>
          <text:p text:style-name="P4">Analizar el desarrollo del personaje de Andrés en este cuadro.  ¿Cómo es caracterizado?  ¿Qué aprendemos de él? </text:p>
        </text:list-item>
        <text:list-item>
          <text:p text:style-name="P4">Discutir la función de la paliza que el cabo le da a Andrés. </text:p>
        </text:list-item>
        <text:list-item>
          <text:p text:style-name="P4">Analizar el final del cuadro cuarto (p. 92-93).  ¿Cuál es la función de las revelaciones de Andrés? </text:p>
        </text:list-item>
      </text:list>
      <text:p text:style-name="Text_20_body">Cuadro cinco:</text:p>
      <text:list xml:id="list1667511213633609458" text:style-name="L4">
        <text:list-item>
          <text:p text:style-name="P5">Analizar el monólogo de Javier: </text:p>
          <text:list>
            <text:list-item>
              <text:p text:style-name="P5">Hacer una lista de los temas que menciona.  ¿Cuáles son las funciones de estos temas para la obra?  Considere esto en relación al desarrollo de conflictos, la acción, el clímax, etc. </text:p>
            </text:list-item>
            <text:list-item>
              <text:p text:style-name="P5">¿Cuál es la función de este cuadro?  ¿Cómo se relaciona a la carta del cuadro cuatro? </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16:32.269968000</meta:creation-date>
    <dc:date>2018-02-25T11:16:56.633342000</dc:date>
    <meta:editing-duration>PT24S</meta:editing-duration>
    <meta:editing-cycles>1</meta:editing-cycles>
    <meta:document-statistic meta:table-count="0" meta:image-count="0" meta:object-count="0" meta:page-count="1" meta:paragraph-count="18" meta:word-count="172" meta:character-count="970" meta:non-whitespace-character-count="802"/>
    <meta:generator>LibreOffice/5.2.5.1$MacOSX_X86_64 LibreOffice_project/0312e1a284a7d50ca85a365c316c7abbf20a4d22</meta:generator>
  </office:meta>
</office:document-meta>
</file>